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ac3ee" draw:textarea-horizontal-align="justify" draw:textarea-vertical-align="middle" draw:auto-grow-height="false" fo:min-height="0.893cm" fo:min-width="3.94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ac3ee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1.143cm" svg:x="2.905cm" svg:y="2.905cm">
          <text:p text:style-name="P1"><text:span text:style-name="T1">Recognition of Ne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143cm" svg:x="2.905cm" svg:y="6.41cm">
          <text:p text:style-name="P1"><text:span text:style-name="T1">Conceptual Desig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143cm" svg:x="2.905cm" svg:y="8.415cm">
          <text:p text:style-name="P1"><text:span text:style-name="T1">System Desig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143cm" svg:x="2.905cm" svg:y="10.415cm">
          <text:p text:style-name="P1"><text:span text:style-name="T1">Component Desig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445cm" svg:height="1.143cm" svg:x="2.905cm" svg:y="12.415cm">
          <text:p text:style-name="P3">Optimiz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143cm" svg:x="2.905cm" svg:y="4.605cm">
          <text:p text:style-name="P1"><text:span text:style-name="T1">Problem Formul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143cm" svg:x="2.905cm" svg:y="14.415cm">
          <text:p text:style-name="P3">Prototypin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143cm" svg:x="2.905cm" svg:y="16.415cm">
          <text:p text:style-name="P3">Testin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143cm" svg:x="2.905cm" svg:y="18.415cm">
          <text:p text:style-name="P3">Manufacturing Process Design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445cm" svg:height="1.143cm" svg:x="2.905cm" svg:y="20.515cm">
          <text:p text:style-name="P3">Production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5.064cm" svg:y1="4.048cm" svg:x2="5.064cm" svg:y2="4.683cm">
          <text:p/>
        </draw:line>
        <draw:line draw:style-name="gr2" draw:text-style-name="P4" draw:layer="layout" svg:x1="5.064cm" svg:y1="5.699cm" svg:x2="5.064cm" svg:y2="6.461cm">
          <text:p/>
        </draw:line>
        <draw:line draw:style-name="gr2" draw:text-style-name="P4" draw:layer="layout" svg:x1="5.064cm" svg:y1="7.53cm" svg:x2="5.064cm" svg:y2="8.419cm">
          <text:p/>
        </draw:line>
        <draw:line draw:style-name="gr2" draw:text-style-name="P4" draw:layer="layout" svg:x1="5.064cm" svg:y1="9.509cm" svg:x2="5.064cm" svg:y2="10.398cm">
          <text:p/>
        </draw:line>
        <draw:line draw:style-name="gr2" draw:text-style-name="P4" draw:layer="layout" svg:x1="5.064cm" svg:y1="11.499cm" svg:x2="5.064cm" svg:y2="12.457cm">
          <text:p/>
        </draw:line>
        <draw:line draw:style-name="gr2" draw:text-style-name="P4" draw:layer="layout" svg:x1="5.064cm" svg:y1="13.573cm" svg:x2="5.064cm" svg:y2="14.519cm">
          <text:p/>
        </draw:line>
        <draw:line draw:style-name="gr2" draw:text-style-name="P4" draw:layer="layout" svg:x1="5.064cm" svg:y1="15.535cm" svg:x2="5.064cm" svg:y2="16.424cm">
          <text:p/>
        </draw:line>
        <draw:line draw:style-name="gr2" draw:text-style-name="P4" draw:layer="layout" svg:x1="5.064cm" svg:y1="17.547cm" svg:x2="5.064cm" svg:y2="18.505cm">
          <text:p/>
        </draw:line>
        <draw:line draw:style-name="gr2" draw:text-style-name="P4" draw:layer="layout" svg:x1="5.064cm" svg:y1="19.542cm" svg:x2="5.064cm" svg:y2="20.567cm">
          <text:p/>
        </draw:line>
        <draw:connector draw:style-name="gr3" draw:text-style-name="P4" draw:layer="layout" draw:line-skew="-0.583cm" svg:x1="2.905cm" svg:y1="21.086cm" svg:x2="1.27cm" svg:y2="20.108cm" draw:start-shape="id1" draw:start-glue-point="3" svg:d="M2905 21086h-1651v-978h16" svg:viewBox="0 0 1652 979">
          <text:p text:style-name="P1"/>
        </draw:connector>
        <draw:connector draw:style-name="gr3" draw:text-style-name="P4" draw:layer="layout" draw:line-skew="-0.583cm" svg:x1="2.931cm" svg:y1="18.987cm" svg:x2="1.296cm" svg:y2="18.009cm" svg:d="M2931 18987h-1651v-978h16" svg:viewBox="0 0 1652 979">
          <text:p/>
        </draw:connector>
        <draw:connector draw:style-name="gr3" draw:text-style-name="P4" draw:layer="layout" draw:line-skew="-0.583cm" svg:x1="2.931cm" svg:y1="16.987cm" svg:x2="1.296cm" svg:y2="16.009cm" svg:d="M2931 16987h-1651v-978h16" svg:viewBox="0 0 1652 979">
          <text:p/>
        </draw:connector>
        <draw:connector draw:style-name="gr3" draw:text-style-name="P4" draw:layer="layout" draw:line-skew="-0.583cm" svg:x1="2.931cm" svg:y1="14.988cm" svg:x2="1.296cm" svg:y2="14.01cm" svg:d="M2931 14988h-1651v-978h16" svg:viewBox="0 0 1652 979">
          <text:p/>
        </draw:connector>
        <draw:connector draw:style-name="gr2" draw:text-style-name="P4" draw:layer="layout" draw:line-skew="-0.583cm" svg:x1="1.27cm" svg:y1="13.732cm" svg:x2="2.905cm" svg:y2="12.986cm" draw:end-shape="id2" svg:d="M1270 13732h-16v-746h1651" svg:viewBox="0 0 1652 747">
          <text:p/>
        </draw:connector>
        <draw:connector draw:style-name="gr2" draw:text-style-name="P4" draw:layer="layout" draw:line-skew="-0.583cm" svg:x1="1.27cm" svg:y1="11.758cm" svg:x2="2.905cm" svg:y2="11.012cm" svg:d="M1270 11758h-16v-746h1651" svg:viewBox="0 0 1652 747">
          <text:p/>
        </draw:connector>
        <draw:connector draw:style-name="gr2" draw:text-style-name="P4" draw:layer="layout" draw:line-skew="-0.583cm" svg:x1="1.27cm" svg:y1="9.784cm" svg:x2="2.905cm" svg:y2="9.038cm" svg:d="M1270 9784h-16v-746h1651" svg:viewBox="0 0 1652 747">
          <text:p/>
        </draw:connector>
        <draw:connector draw:style-name="gr2" draw:text-style-name="P4" draw:layer="layout" draw:line-skew="-0.583cm" svg:x1="1.27cm" svg:y1="7.71cm" svg:x2="2.905cm" svg:y2="6.964cm" svg:d="M1270 7710h-16v-746h1651" svg:viewBox="0 0 1652 747">
          <text:p/>
        </draw:connector>
        <draw:line draw:style-name="gr2" draw:text-style-name="P4" draw:layer="layout" svg:x1="5.064cm" svg:y1="21.642cm" svg:x2="5.064cm" svg:y2="22.6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5T16:46:43.087450949</meta:creation-date>
    <meta:editing-duration>PT2M8S</meta:editing-duration>
    <meta:editing-cycles>2</meta:editing-cycles>
    <meta:generator>LibreOffice/5.3.0.3$Linux_X86_64 LibreOffice_project/30m0$Build-3</meta:generator>
    <dc:date>2017-02-25T16:59:00.545134023</dc:date>
    <meta:document-statistic meta:object-count="28"/>
  </office:meta>
</office:document-meta>
</file>